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5951in"/>
    </style:style>
    <style:style style:name="Table1.B" style:family="table-column">
      <style:table-column-properties style:column-width="2.5486in"/>
    </style:style>
    <style:style style:name="Table1.C" style:family="table-column">
      <style:table-column-properties style:column-width="2.781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คำถามนี้:</text:p>
      <text:p text:style-name="Quotations">❓ <text:span text:style-name="Source_20_Text">Do you want to enable Server-Side Rendering (SSR) and Static Site Generation (SSG/Prerendering)? (y/N)</text:span></text:p>
      <text:p text:style-name="Text_20_body">คือ Angular กำลังถามว่าคุณต้องการให้แอปนี้เป็น <text:span text:style-name="Strong_20_Emphasis">Universal App (Angular SSR)</text:span> หรือไม่</text:p>
      <text:p text:style-name="Horizontal_20_Line"/>
      <text:h text:style-name="Heading_20_2" text:outline-level="2">💡 ความหมายโดยสั้น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โหมด</text:p>
            </table:table-cell>
            <table:table-cell table:style-name="Table1.A1" office:value-type="string">
              <text:p text:style-name="Table_20_Heading">คืออะไร</text:p>
            </table:table-cell>
            <table:table-cell table:style-name="Table1.A1" office:value-type="string">
              <text:p text:style-name="Table_20_Heading">ใช้เมื่อ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SSR (Server-Side Rendering)</text:span></text:p>
          </table:table-cell>
          <table:table-cell table:style-name="Table1.A1" office:value-type="string">
            <text:p text:style-name="Table_20_Contents">Render หน้า HTML จาก server (เช่น Node.js) ก่อนส่งให้ client</text:p>
          </table:table-cell>
          <table:table-cell table:style-name="Table1.A1" office:value-type="string">
            <text:p text:style-name="Table_20_Contents">เร็วขึ้น, SEO ดีขึ้น, ใช้ในเว็บสาธารณะ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SG (Static Site Generation)</text:span></text:p>
          </table:table-cell>
          <table:table-cell table:style-name="Table1.A1" office:value-type="string">
            <text:p text:style-name="Table_20_Contents">สร้าง HTML ล่วงหน้าไว้เสร็จ (ไม่ต้องรัน server จริง)</text:p>
          </table:table-cell>
          <table:table-cell table:style-name="Table1.A1" office:value-type="string">
            <text:p text:style-name="Table_20_Contents">ใช้ในเว็บ static เช่น blog, landing pag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ไม่เปิด (ตอบ N)</text:span></text:p>
          </table:table-cell>
          <table:table-cell table:style-name="Table1.A1" office:value-type="string">
            <text:p text:style-name="Table_20_Contents">ใช้ Angular แบบ client-side ปกติ</text:p>
          </table:table-cell>
          <table:table-cell table:style-name="Table1.A1" office:value-type="string">
            <text:p text:style-name="Table_20_Contents">✅ เหมาะกับ dashboard, intranet, web app ที่เน้น logic ไม่เน้น SEO</text:p>
          </table:table-cell>
        </table:table-row>
      </table:table>
      <text:p text:style-name="Horizontal_20_Line"/>
      <text:h text:style-name="Heading_20_2" text:outline-level="2">✅ ตอบอะไรดี?</text:h>
      <text:p text:style-name="Quotations"><text:span text:style-name="Strong_20_Emphasis">ตอบ: </text:span><text:span text:style-name="Strong_20_Emphasis"><text:span text:style-name="Source_20_Text">N</text:span></text:span> หรือกด <text:span text:style-name="Source_20_Text">Enter</text:span> เฉย ๆ<text:line-break/>(เพราะเป็น default และดีที่สุดสำหรับ "Angular Dashboard")</text:p>
      <text:p text:style-name="Horizontal_20_Line"/>
      <text:h text:style-name="Heading_20_2" text:outline-level="2">🧠 เมื่อไหร่ค่อยตอบ <text:span text:style-name="Source_20_Text">Y</text:span>?</text:h>
      <text:list text:style-name="L1">
        <text:list-item>
          <text:p text:style-name="P1">ทำเว็บไซต์สาธารณะ (Public Website) ที่ต้องการ SEO</text:p>
        </text:list-item>
        <text:list-item>
          <text:p text:style-name="P1">เขียนเว็บเร็วๆ สำหรับ Landing Page, Blog</text:p>
        </text:list-item>
        <text:list-item>
          <text:p text:style-name="P1">ต้องการให้หน้าโหลดเร็ว (First Contentful Paint ดีขึ้น)</text:p>
        </text:list-item>
      </text:list>
      <text:p text:style-name="Text_20_body">เช่น:</text:p>
      <text:list text:style-name="L2">
        <text:list-item>
          <text:p text:style-name="P2">เว็บข่าว</text:p>
        </text:list-item>
        <text:list-item>
          <text:p text:style-name="P2">เว็บขายของ</text:p>
        </text:list-item>
        <text:list-item>
          <text:p text:style-name="P2">เว็บที่แชร์ลิงก์แล้วต้องแสดงภาพและข้อมูลจาก meta tag</text:p>
        </text:list-item>
      </text:list>
      <text:p text:style-name="Horizontal_20_Line"/>
      <text:h text:style-name="Heading_20_2" text:outline-level="2">📌 สรุปสำหรับโปรเจกต์ Dashboard:</text:h>
      <text:p text:style-name="Quotations"><text:span text:style-name="Strong_20_Emphasis">ตอบ </text:span><text:span text:style-name="Strong_20_Emphasis"><text:span text:style-name="Source_20_Text">N</text:span></text:span><text:span text:style-name="Strong_20_Emphasis"> ไปเลย</text:span> ครับ ✅<text:line-break/>(Angular Dashboard ส่วนใหญ่ไม่จำเป็นต้องใช้ SSR หรือ SSG เลย)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9T00:58:15.331030100</meta:creation-date>
    <dc:date>2025-06-19T00:58:34.150347800</dc:date>
    <meta:editing-duration>PT18S</meta:editing-duration>
    <meta:editing-cycles>1</meta:editing-cycles>
    <meta:document-statistic meta:table-count="1" meta:image-count="0" meta:object-count="0" meta:page-count="2" meta:paragraph-count="28" meta:word-count="482" meta:character-count="926" meta:non-whitespace-character-count="830"/>
    <meta:generator>LibreOffice/25.2.4.3$Windows_X86_64 LibreOffice_project/33e196637044ead23f5c3226cde09b47731f7e27</meta:generator>
  </office:meta>
</office:document-meta>
</file>